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ea2f0" officeooo:paragraph-rsid="001ea2f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a2f0" officeooo:paragraph-rsid="001ea2f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a2f0" officeooo:paragraph-rsid="001f256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2569" officeooo:paragraph-rsid="0021f52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2569" officeooo:paragraph-rsid="00236977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f7fe" officeooo:paragraph-rsid="001ff7f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f7fe" officeooo:paragraph-rsid="0021f52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1f2569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21f52e"/>
    </style:style>
    <style:style style:name="P10" style:family="paragraph" style:parent-style-name="Standard">
      <style:paragraph-properties fo:text-align="start" style:justify-single-word="false"/>
      <style:text-properties officeooo:paragraph-rsid="00236977"/>
    </style:style>
    <style:style style:name="P11" style:family="paragraph" style:parent-style-name="Standard">
      <style:paragraph-properties fo:text-align="start" style:justify-single-word="false"/>
      <style:text-properties officeooo:paragraph-rsid="00268d3b"/>
    </style:style>
    <style:style style:name="P12" style:family="paragraph" style:parent-style-name="Standard">
      <style:paragraph-properties fo:text-align="start" style:justify-single-word="false"/>
      <style:text-properties officeooo:paragraph-rsid="00274318"/>
    </style:style>
    <style:style style:name="P13" style:family="paragraph" style:parent-style-name="Standard">
      <style:paragraph-properties fo:text-align="start" style:justify-single-word="false"/>
      <style:text-properties officeooo:paragraph-rsid="0028e403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4pt" officeooo:paragraph-rsid="001f8c41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4pt" officeooo:paragraph-rsid="0021f52e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4pt" officeooo:rsid="001f2569" officeooo:paragraph-rsid="0021f52e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4pt" officeooo:rsid="0021f52e" officeooo:paragraph-rsid="0021f52e" style:font-size-asian="12.25pt" style:font-size-complex="14pt"/>
    </style:style>
    <style:style style:name="P18" style:family="paragraph" style:parent-style-name="Standard">
      <style:text-properties fo:color="#000000" style:font-name="'Droid Sans Mono', monospace, monospace, 'Droid Sans Fallback', Cousine," fo:background-color="#fffffe"/>
    </style:style>
    <style:style style:name="P19" style:family="paragraph" style:parent-style-name="Standard">
      <style:text-properties fo:color="#000000" fo:background-color="#fffffe"/>
    </style:style>
    <style:style style:name="P20" style:family="paragraph" style:parent-style-name="Standard">
      <style:text-properties fo:color="#000000" officeooo:paragraph-rsid="00268d3b" fo:background-color="#fffffe"/>
    </style:style>
    <style:style style:name="P21" style:family="paragraph" style:parent-style-name="Standard" style:list-style-name="L1">
      <style:paragraph-properties fo:text-align="start" style:justify-single-word="false"/>
      <style:text-properties fo:color="#21409a" fo:font-size="14pt" officeooo:rsid="001ea2f0" officeooo:paragraph-rsid="001ea2f0" style:font-size-asian="12.25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color="#ed1c24" fo:font-size="14pt" officeooo:rsid="001ea2f0" officeooo:paragraph-rsid="001ea2f0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ed1c24" fo:font-size="14pt" officeooo:rsid="00268d3b" officeooo:paragraph-rsid="0028e403" style:font-size-asian="12.25pt" style:font-size-complex="14pt"/>
    </style:style>
    <style:style style:name="P24" style:family="paragraph" style:parent-style-name="Standard" style:list-style-name="L7">
      <style:paragraph-properties fo:text-align="start" style:justify-single-word="false"/>
      <style:text-properties officeooo:paragraph-rsid="00274318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officeooo:rsid="001ea2f0" officeooo:paragraph-rsid="001ea2f0" style:font-size-asian="12.25pt" style:font-size-complex="14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officeooo:rsid="001ea2f0" officeooo:paragraph-rsid="0021f52e" style:font-size-asian="12.25pt" style:font-size-complex="14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4pt" officeooo:rsid="001f2569" officeooo:paragraph-rsid="001f2569" style:font-size-asian="12.25pt" style:font-size-complex="14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4pt" officeooo:rsid="001f2569" officeooo:paragraph-rsid="001f2569" style:font-size-asian="12.25pt" style:font-size-complex="14pt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4pt" officeooo:rsid="001f2569" officeooo:paragraph-rsid="0021f52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21f52e" officeooo:paragraph-rsid="0021f52e" style:font-size-asian="12.25pt" style:font-size-complex="14pt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officeooo:rsid="002b02e9" officeooo:paragraph-rsid="002b02e9" style:font-size-asian="12.25pt" style:font-size-complex="14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officeooo:rsid="002b2b4a" officeooo:paragraph-rsid="002b2b4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4pt" officeooo:rsid="001f2569" officeooo:paragraph-rsid="001f8c41" fo:background-color="transparen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4pt" officeooo:rsid="001f2569" officeooo:paragraph-rsid="0021f52e" fo:background-color="transparent" style:font-size-asian="14pt" style:font-size-complex="14pt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fo:font-size="14pt" officeooo:rsid="0021f52e" officeooo:paragraph-rsid="0021f52e" style:font-size-asian="12.25pt" style:font-size-complex="14pt"/>
    </style:style>
    <style:style style:name="P36" style:family="paragraph" style:parent-style-name="Standard" style:list-style-name="L6">
      <style:paragraph-properties fo:text-align="start" style:justify-single-word="false"/>
      <style:text-properties style:use-window-font-color="true" fo:font-size="14pt" officeooo:rsid="0021f52e" officeooo:paragraph-rsid="0021f52e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4pt" officeooo:rsid="00268d3b" officeooo:paragraph-rsid="00268d3b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4pt" officeooo:rsid="00268d3b" officeooo:paragraph-rsid="00274318" style:font-size-asian="12.25pt" style:font-size-complex="14pt"/>
    </style:style>
    <style:style style:name="P39" style:family="paragraph" style:parent-style-name="Standard" style:list-style-name="L7">
      <style:paragraph-properties fo:text-align="start" style:justify-single-word="false"/>
      <style:text-properties fo:color="#000000" fo:font-size="14pt" officeooo:rsid="00268d3b" officeooo:paragraph-rsid="00268d3b" style:font-size-asian="12.25pt" style:font-size-complex="14pt"/>
    </style:style>
    <style:style style:name="P40" style:family="paragraph" style:parent-style-name="Standard" style:list-style-name="L7">
      <style:paragraph-properties fo:text-align="start" style:justify-single-word="false"/>
      <style:text-properties fo:color="#000000" fo:font-size="14pt" officeooo:rsid="00268d3b" officeooo:paragraph-rsid="00274318" style:font-size-asian="12.25pt" style:font-size-complex="14pt"/>
    </style:style>
    <style:style style:name="P41" style:family="paragraph" style:parent-style-name="Standard" style:list-style-name="L7">
      <style:paragraph-properties fo:text-align="start" style:justify-single-word="false"/>
      <style:text-properties fo:color="#000000" fo:font-size="14pt" officeooo:rsid="00268d3b" officeooo:paragraph-rsid="0028e403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color="#000000" fo:font-size="14pt" officeooo:rsid="00274318" officeooo:paragraph-rsid="00274318" style:font-size-asian="12.25pt" style:font-size-complex="14pt"/>
    </style:style>
    <style:style style:name="P43" style:family="paragraph" style:parent-style-name="Standard">
      <style:text-properties fo:color="#000000" style:font-name="'Droid Sans Mono', monospace, monospace, 'Droid Sans Fallback', Cousine," officeooo:paragraph-rsid="00268d3b" fo:background-color="#fffffe"/>
    </style:style>
    <style:style style:name="T1" style:family="text">
      <style:text-properties officeooo:rsid="001f2569"/>
    </style:style>
    <style:style style:name="T2" style:family="text">
      <style:text-properties officeooo:rsid="001f2569" style:font-size-asian="12.25pt" style:font-size-complex="14pt"/>
    </style:style>
    <style:style style:name="T3" style:family="text">
      <style:text-properties style:use-window-font-color="true" fo:background-color="transparent" loext:char-shading-value="0" style:font-size-asian="14pt"/>
    </style:style>
    <style:style style:name="T4" style:family="text">
      <style:text-properties style:use-window-font-color="true" officeooo:rsid="001f2569" fo:background-color="transparent" loext:char-shading-value="0" style:font-size-asian="14pt" style:font-size-complex="14pt"/>
    </style:style>
    <style:style style:name="T5" style:family="text">
      <style:text-properties style:use-window-font-color="true" style:font-name="Droid Sans Mono" fo:font-weight="normal" fo:background-color="transparent" loext:char-shading-value="0" style:font-size-asian="14pt"/>
    </style:style>
    <style:style style:name="T6" style:family="text">
      <style:text-properties style:use-window-font-color="true" style:font-name="Droid Sans Mono" fo:font-weight="normal" fo:background-color="transparent" loext:char-shading-value="0" style:font-size-asian="14pt" style:font-size-complex="14pt"/>
    </style:style>
    <style:style style:name="T7" style:family="text">
      <style:text-properties style:use-window-font-color="true" style:font-name="Droid Sans Mono" fo:font-weight="normal" officeooo:rsid="001f2569" fo:background-color="transparent" loext:char-shading-value="0" style:font-size-asian="14pt" style:font-size-complex="14pt"/>
    </style:style>
    <style:style style:name="T8" style:family="text">
      <style:text-properties style:use-window-font-color="true" style:font-name="'Droid Sans Mono', monospace, monospace, 'Droid Sans Fallback', Cousine," fo:font-size="14pt" officeooo:rsid="00236977" fo:background-color="#fffffe" loext:char-shading-value="0" style:font-size-asian="12.25pt" style:font-size-complex="14pt"/>
    </style:style>
    <style:style style:name="T9" style:family="text">
      <style:text-properties style:use-window-font-color="true" fo:font-size="14pt" officeooo:rsid="00236977" style:font-size-asian="12.25pt" style:font-size-complex="14pt"/>
    </style:style>
    <style:style style:name="T10" style:family="text">
      <style:text-properties style:use-window-font-color="true" fo:font-size="14pt" officeooo:rsid="001ff7fe" style:font-size-asian="12.25pt" style:font-size-complex="14pt"/>
    </style:style>
    <style:style style:name="T11" style:family="text">
      <style:text-properties style:use-window-font-color="true" fo:font-size="14pt" officeooo:rsid="00268d3b" style:font-size-asian="12.25pt" style:font-size-complex="14pt"/>
    </style:style>
    <style:style style:name="T12" style:family="text">
      <style:text-properties style:use-window-font-color="true" fo:font-size="14pt" officeooo:rsid="00274318" style:font-size-asian="12.25pt" style:font-size-complex="14pt"/>
    </style:style>
    <style:style style:name="T13" style:family="text">
      <style:text-properties style:font-name="Droid Sans Mono" fo:font-weight="normal" officeooo:rsid="001f2569"/>
    </style:style>
    <style:style style:name="T14" style:family="text">
      <style:text-properties officeooo:rsid="001ff7fe"/>
    </style:style>
    <style:style style:name="T15" style:family="text">
      <style:text-properties officeooo:rsid="0021f52e"/>
    </style:style>
    <style:style style:name="T16" style:family="text">
      <style:text-properties fo:color="#ed1c24"/>
    </style:style>
    <style:style style:name="T17" style:family="text">
      <style:text-properties fo:color="#ed1c24" officeooo:rsid="001f2569"/>
    </style:style>
    <style:style style:name="T18" style:family="text">
      <style:text-properties fo:color="#ed1c24" officeooo:rsid="0021f52e"/>
    </style:style>
    <style:style style:name="T19" style:family="text">
      <style:text-properties fo:color="#ed1c24" officeooo:rsid="00236977"/>
    </style:style>
    <style:style style:name="T20" style:family="text">
      <style:text-properties fo:color="#ed1c24" fo:font-size="14pt" officeooo:rsid="00236977" style:font-size-asian="12.25pt" style:font-size-complex="14pt"/>
    </style:style>
    <style:style style:name="T21" style:family="text">
      <style:text-properties fo:color="#ed1c24" fo:font-size="14pt" officeooo:rsid="00268d3b" style:font-size-asian="12.25pt" style:font-size-complex="14pt"/>
    </style:style>
    <style:style style:name="T22" style:family="text">
      <style:text-properties fo:color="#21409a"/>
    </style:style>
    <style:style style:name="T23" style:family="text">
      <style:text-properties fo:color="#21409a" officeooo:rsid="001ff7fe"/>
    </style:style>
    <style:style style:name="T24" style:family="text">
      <style:text-properties fo:color="#21409a" officeooo:rsid="0021f52e"/>
    </style:style>
    <style:style style:name="T25" style:family="text">
      <style:text-properties fo:color="#21409a" officeooo:rsid="00236977"/>
    </style:style>
    <style:style style:name="T26" style:family="text">
      <style:text-properties fo:color="#21409a" fo:font-size="14pt" officeooo:rsid="00236977" style:font-size-asian="12.25pt" style:font-size-complex="14pt"/>
    </style:style>
    <style:style style:name="T27" style:family="text">
      <style:text-properties fo:color="#21409a" fo:font-size="14pt" officeooo:rsid="0025004d" style:font-size-asian="12.25pt" style:font-size-complex="14pt"/>
    </style:style>
    <style:style style:name="T28" style:family="text">
      <style:text-properties fo:color="#21409a" fo:font-size="14pt" officeooo:rsid="00268d3b" style:font-size-asian="12.25pt" style:font-size-complex="14pt"/>
    </style:style>
    <style:style style:name="T29" style:family="text">
      <style:text-properties fo:color="#21409a" fo:font-size="14pt" officeooo:rsid="00274318" style:font-size-asian="12.25pt" style:font-size-complex="14pt"/>
    </style:style>
    <style:style style:name="T30" style:family="text">
      <style:text-properties fo:color="#21409a" fo:font-size="14pt" officeooo:rsid="0028e403" style:font-size-asian="12.25pt" style:font-size-complex="14pt"/>
    </style:style>
    <style:style style:name="T31" style:family="text">
      <style:text-properties fo:color="#21409a" officeooo:rsid="0025004d"/>
    </style:style>
    <style:style style:name="T32" style:family="text">
      <style:text-properties fo:color="#000000" style:font-name="'Droid Sans Mono', monospace, monospace, 'Droid Sans Fallback', Cousine," fo:font-size="14pt" officeooo:rsid="00268d3b" fo:background-color="#fffffe" loext:char-shading-value="0" style:font-size-asian="12.25pt" style:font-size-complex="14pt"/>
    </style:style>
    <style:style style:name="T33" style:family="text">
      <style:text-properties fo:color="#000000" fo:font-size="14pt" officeooo:rsid="00268d3b" style:font-size-asian="12.25pt" style:font-size-complex="14pt"/>
    </style:style>
    <style:style style:name="T34" style:family="text">
      <style:text-properties fo:color="#000000" fo:font-size="14pt" officeooo:rsid="00274318" style:font-size-asian="12.25pt" style:font-size-complex="14pt"/>
    </style:style>
    <style:style style:name="T35" style:family="text">
      <style:text-properties officeooo:rsid="00236977"/>
    </style:style>
    <style:style style:name="T36" style:family="text">
      <style:text-properties style:font-name="'Droid Sans Mono', monospace, monospace, 'Droid Sans Fallback', Cousine,"/>
    </style:style>
    <style:style style:name="T37" style:family="text">
      <style:text-properties fo:color="#a31515" style:font-name="'Droid Sans Mono', monospace, monospace, 'Droid Sans Fallback', Cousine,"/>
    </style:style>
    <style:style style:name="T38" style:family="text">
      <style:text-properties fo:color="#0451a5" style:font-name="'Droid Sans Mono', monospace, monospace, 'Droid Sans Fallback', Cousine,"/>
    </style:style>
    <style:style style:name="T39" style:family="text">
      <style:text-properties fo:color="#ef413d" officeooo:rsid="00268d3b"/>
    </style:style>
    <style:style style:name="T40" style:family="text">
      <style:text-properties fo:color="#ef413d" fo:font-size="14pt" officeooo:rsid="00268d3b" style:font-size-asian="12.25pt" style:font-size-complex="14pt"/>
    </style:style>
    <style:style style:name="T41" style:family="text">
      <style:text-properties fo:color="#09885a" style:font-name="'Droid Sans Mono', monospace, monospace, 'Droid Sans Fallback', Cousine,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Learn</text:p>
      <text:p text:style-name="P2">3 june 2020</text:p>
      <text:p text:style-name="P1"/>
      <text:p text:style-name="P1"/>
      <text:p text:style-name="P1"/>
      <text:p text:style-name="P1">APIs</text:p>
      <text:list xml:id="list2307259422" text:style-name="L1">
        <text:list-header>
          <text:p text:style-name="P21">Register Head Master</text:p>
          <text:p text:style-name="P22">Request:</text:p>
        </text:list-header>
      </text:list>
      <text:list xml:id="list1947419905" text:style-name="L2">
        <text:list-item>
          <text:p text:style-name="P25">username &gt; required</text:p>
        </text:list-item>
        <text:list-item>
          <text:p text:style-name="P25">email &gt; required</text:p>
        </text:list-item>
        <text:list-item>
          <text:p text:style-name="P27">phone_number &gt; not required</text:p>
        </text:list-item>
        <text:list-item>
          <text:p text:style-name="P27">address &gt; not required</text:p>
        </text:list-item>
        <text:list-item>
          <text:p text:style-name="P27">role &gt; required</text:p>
        </text:list-item>
        <text:list-item>
          <text:p text:style-name="P27">birth_date &gt; not required</text:p>
        </text:list-item>
        <text:list-item>
          <text:p text:style-name="P27">password &gt; required</text:p>
        </text:list-item>
        <text:list-item>
          <text:p text:style-name="P27">password2 &gt; required</text:p>
        </text:list-item>
        <text:list-item>
          <text:p text:style-name="P27">school_name &gt; required</text:p>
        </text:list-item>
        <text:list-item>
          <text:p text:style-name="P27">educational_type &gt; required</text:p>
        </text:list-item>
        <text:list-item>
          <text:p text:style-name="P27">educational_level &gt; required</text:p>
        </text:list-item>
      </text:list>
      <text:p text:style-name="P3"><text:tab/><text:span text:style-name="T16">Re</text:span><text:span text:style-name="T17">sponse:</text:span></text:p>
      <text:list xml:id="list483863384" text:style-name="L3">
        <text:list-item>
          <text:p text:style-name="P28">{</text:p>
        </text:list-item>
      </text:list>
      <text:p text:style-name="P8"><text:span text:style-name="T2"><text:tab/><text:tab/><text:tab/><text:tab/></text:span><text:span text:style-name="T4">“response”: “</text:span><text:span text:style-name="T6">Successful registrated a new user</text:span><text:span text:style-name="T4">”,</text:span></text:p>
      <text:p text:style-name="P8"><text:span text:style-name="T4"><text:tab/><text:tab/><text:tab/><text:tab/>“</text:span><text:span text:style-name="T7">email</text:span><text:span text:style-name="T4">”: “</text:span><text:a xlink:type="simple" xlink:href="mailto:test@test.com" text:style-name="Internet_20_link" text:visited-style-name="Visited_20_Internet_20_Link">test@test.com</text:a><text:span text:style-name="T4">”,</text:span></text:p>
      <text:p text:style-name="P14"><text:span text:style-name="T1"><text:tab/><text:tab/><text:tab/><text:tab/>“</text:span><text:span text:style-name="T13">username</text:span><text:span text:style-name="T1">”: “karim123”,</text:span></text:p>
      <text:p text:style-name="P14"><text:span text:style-name="T1"><text:tab/><text:tab/><text:tab/><text:tab/>“</text:span><text:span text:style-name="T13">role</text:span><text:span text:style-name="T1">”: “HM”,</text:span></text:p>
      <text:p text:style-name="P33"><text:tab/><text:tab/><text:tab/><text:tab/>“address”: “test 12st Cairo”,</text:p>
      <text:p text:style-name="P33"><text:tab/><text:tab/><text:tab/><text:tab/>“phone”: “0123456789”,</text:p>
      <text:p text:style-name="P33"><text:tab/><text:tab/><text:tab/><text:tab/>“birth_date”: “1999-12-12”</text:p>
      <text:p text:style-name="P33"><text:tab/><text:tab/><text:tab/><text:tab/>“token”: “jjhjgydgcjkdnchbufvhdiugv”,</text:p>
      <text:p text:style-name="P33"><text:tab/><text:tab/><text:tab/><text:tab/>“uni_code”: “school_name-type-level”,</text:p>
      <text:p text:style-name="P33"><text:tab/><text:tab/><text:tab/><text:tab/>“educationalType”: “Multinational”,</text:p>
      <text:p text:style-name="P33"><text:tab/><text:tab/><text:tab/><text:tab/>“level”: “Secondary”</text:p>
      <text:list xml:id="list102355002839094" text:continue-numbering="true" text:style-name="L3">
        <text:list-header>
          <text:p text:style-name="P28">}</text:p>
        </text:list-header>
      </text:list>
      <text:p text:style-name="P6"><text:tab/><text:span text:style-name="T16">URL:</text:span></text:p>
      <text:p text:style-name="P6"><text:tab/><text:tab/>uni30-5.unilearn.com.eg/api/register/headmaster/</text:p>
      <text:p text:style-name="P6"/>
      <text:p text:style-name="P6"><text:tab/><text:span text:style-name="T22">Register Teacher</text:span></text:p>
      <text:p text:style-name="P6"><text:tab/><text:span text:style-name="T16">Request:</text:span></text:p>
      <text:list xml:id="list2866827680" text:style-name="L4">
        <text:list-item>
          <text:p text:style-name="P26">username &gt; required</text:p>
        </text:list-item>
        <text:list-item>
          <text:p text:style-name="P26">email &gt; required</text:p>
        </text:list-item>
        <text:list-item>
          <text:p text:style-name="P29">phone_number &gt; not required</text:p>
        </text:list-item>
        <text:list-item>
          <text:p text:style-name="P29">address &gt; not required</text:p>
        </text:list-item>
        <text:list-item>
          <text:p text:style-name="P29">role &gt; required</text:p>
        </text:list-item>
        <text:list-item>
          <text:p text:style-name="P29"><text:soft-page-break/>birth_date &gt; not required</text:p>
        </text:list-item>
        <text:list-item>
          <text:p text:style-name="P29">password &gt; required</text:p>
        </text:list-item>
        <text:list-item>
          <text:p text:style-name="P29">password2 &gt; required</text:p>
        </text:list-item>
        <text:list-item>
          <text:p text:style-name="P31">uni_code &gt; required</text:p>
        </text:list-item>
        <text:list-item>
          <text:p text:style-name="P31">grade &gt; required</text:p>
        </text:list-item>
        <text:list-item>
          <text:p text:style-name="P31">level &gt; required</text:p>
        </text:list-item>
        <text:list-item>
          <text:p text:style-name="P31">subject &gt; required</text:p>
        </text:list-item>
      </text:list>
      <text:p text:style-name="P4"><text:tab/><text:span text:style-name="T18">Response:</text:span></text:p>
      <text:p text:style-name="P4"><text:tab/><text:tab/><text:tab/><text:span text:style-name="T15">{</text:span></text:p>
      <text:p text:style-name="P4"><text:tab/><text:tab/><text:tab/><text:tab/><text:span text:style-name="T3">“response”: “</text:span><text:span text:style-name="T5">Successful registrated a new user</text:span><text:span text:style-name="T3">”,</text:span></text:p>
      <text:p text:style-name="P9"><text:span text:style-name="T4"><text:tab/><text:tab/><text:tab/><text:tab/>“</text:span><text:span text:style-name="T7">email</text:span><text:span text:style-name="T4">”: “</text:span><text:a xlink:type="simple" xlink:href="mailto:test@test.com" text:style-name="Internet_20_link" text:visited-style-name="Visited_20_Internet_20_Link">test@test.com</text:a><text:span text:style-name="T4">”,</text:span></text:p>
      <text:p text:style-name="P15"><text:span text:style-name="T1"><text:tab/><text:tab/><text:tab/><text:tab/>“</text:span><text:span text:style-name="T13">username</text:span><text:span text:style-name="T1">”: “karim123”,</text:span></text:p>
      <text:p text:style-name="P15"><text:span text:style-name="T1"><text:tab/><text:tab/><text:tab/><text:tab/>“</text:span><text:span text:style-name="T13">role</text:span><text:span text:style-name="T1">”: “HM”,</text:span></text:p>
      <text:p text:style-name="P16"><text:tab/><text:tab/><text:tab/><text:tab/>“address”: “test 12st Cairo”,</text:p>
      <text:p text:style-name="P16"><text:tab/><text:tab/><text:tab/><text:tab/>“phone”: “0123456789”,</text:p>
      <text:p text:style-name="P16"><text:tab/><text:tab/><text:tab/><text:tab/>“birth_date”: “1999-12-12”</text:p>
      <text:p text:style-name="P16"><text:tab/><text:tab/><text:tab/><text:tab/>“token”: “jjhjgydgcjkdnchbufvhdiugv”,</text:p>
      <text:p text:style-name="P16"><text:tab/><text:tab/><text:tab/><text:tab/>“uni_code”: “school_name-type-level”,</text:p>
      <text:p text:style-name="P16"><text:tab/><text:tab/><text:tab/><text:tab/>“grade”: “10”,</text:p>
      <text:p text:style-name="P16"><text:tab/><text:tab/><text:tab/><text:tab/>“level”: “Secondary”</text:p>
      <text:p text:style-name="P30"><text:tab/><text:tab/><text:tab/>}</text:p>
      <text:p text:style-name="P4"><text:tab/><text:span text:style-name="T18">URL:</text:span></text:p>
      <text:p text:style-name="P4"><text:tab/><text:tab/><text:span text:style-name="T14">uni30-5.unilearn.com.eg/api/register/teacher/</text:span></text:p>
      <text:p text:style-name="P4"/>
      <text:p text:style-name="P4"/>
      <text:p text:style-name="P4"><text:tab/><text:span text:style-name="T23">Register Student</text:span></text:p>
      <text:p text:style-name="P7"><text:tab/><text:span text:style-name="T16">Request:</text:span></text:p>
      <text:list xml:id="list102353647086245" text:continue-numbering="true" text:style-name="L4">
        <text:list-item>
          <text:p text:style-name="P26">username &gt; required</text:p>
        </text:list-item>
        <text:list-item>
          <text:p text:style-name="P26">email &gt; required</text:p>
        </text:list-item>
        <text:list-item>
          <text:p text:style-name="P29">phone_number &gt; not required</text:p>
        </text:list-item>
        <text:list-item>
          <text:p text:style-name="P29">address &gt; not required</text:p>
        </text:list-item>
        <text:list-item>
          <text:p text:style-name="P29">role &gt; required</text:p>
        </text:list-item>
        <text:list-item>
          <text:p text:style-name="P29">birth_date &gt; not required</text:p>
        </text:list-item>
        <text:list-item>
          <text:p text:style-name="P29">password &gt; required</text:p>
        </text:list-item>
        <text:list-item>
          <text:p text:style-name="P29">password2 &gt; required</text:p>
        </text:list-item>
        <text:list-item>
          <text:p text:style-name="P32">uni_code &gt; required</text:p>
        </text:list-item>
        <text:list-item>
          <text:p text:style-name="P32">grade &gt; required</text:p>
        </text:list-item>
        <text:list-item>
          <text:p text:style-name="P32">level &gt; required</text:p>
        </text:list-item>
        <text:list-item>
          <text:p text:style-name="P32">class_room &gt; required</text:p>
        </text:list-item>
      </text:list>
      <text:p text:style-name="P4"><text:tab/><text:span text:style-name="T18">Response:</text:span></text:p>
      <text:p text:style-name="P4"><text:tab/><text:tab/><text:tab/><text:span text:style-name="T15">{</text:span></text:p>
      <text:p text:style-name="P4"><text:tab/><text:tab/><text:tab/><text:tab/><text:span text:style-name="T3">“response”: “</text:span><text:span text:style-name="T5">Successful registrated a new user</text:span><text:span text:style-name="T3">”,</text:span></text:p>
      <text:p text:style-name="P9"><text:span text:style-name="T4"><text:tab/><text:tab/><text:tab/><text:tab/>“</text:span><text:span text:style-name="T7">email</text:span><text:span text:style-name="T4">”: “</text:span><text:a xlink:type="simple" xlink:href="mailto:test@test.com" text:style-name="Internet_20_link" text:visited-style-name="Visited_20_Internet_20_Link">test@test.com</text:a><text:span text:style-name="T4">”,</text:span></text:p>
      <text:p text:style-name="P15"><text:span text:style-name="T1"><text:tab/><text:tab/><text:tab/><text:tab/>“</text:span><text:span text:style-name="T13">username</text:span><text:span text:style-name="T1">”: “karim123”,</text:span></text:p>
      <text:p text:style-name="P15"><text:span text:style-name="T1"><text:tab/><text:tab/><text:tab/><text:tab/>“</text:span><text:span text:style-name="T13">role</text:span><text:span text:style-name="T1">”: “HM”,</text:span></text:p>
      <text:p text:style-name="P16"><text:soft-page-break/><text:tab/><text:tab/><text:tab/><text:tab/>“address”: “test 12st Cairo”,</text:p>
      <text:p text:style-name="P16"><text:tab/><text:tab/><text:tab/><text:tab/>“phone”: “0123456789”,</text:p>
      <text:p text:style-name="P16"><text:tab/><text:tab/><text:tab/><text:tab/>“birth_date”: “1999-12-12”</text:p>
      <text:p text:style-name="P16"><text:tab/><text:tab/><text:tab/><text:tab/>“token”: “jjhjgydgcjkdnchbufvhdiugv”,</text:p>
      <text:p text:style-name="P16"><text:tab/><text:tab/><text:tab/><text:tab/>“uni_code”: “school_name-type-level”,</text:p>
      <text:p text:style-name="P16"><text:tab/><text:tab/><text:tab/><text:tab/>“grade”: “10”,</text:p>
      <text:p text:style-name="P16"><text:tab/><text:tab/><text:tab/><text:tab/>“level”: “Secondary”</text:p>
      <text:p text:style-name="P30"><text:tab/><text:tab/><text:tab/>}</text:p>
      <text:p text:style-name="P4"><text:tab/><text:span text:style-name="T18">URL:</text:span></text:p>
      <text:p text:style-name="P4"><text:tab/><text:tab/><text:span text:style-name="T14">uni30-5.unilearn.com.eg/api/register/student/</text:span></text:p>
      <text:p text:style-name="P4"/>
      <text:p text:style-name="P4"/>
      <text:p text:style-name="P4"><text:tab/><text:span text:style-name="T23">Register </text:span><text:span text:style-name="T24">Parent</text:span></text:p>
      <text:p text:style-name="P7"><text:tab/><text:span text:style-name="T16">Request:</text:span></text:p>
      <text:list xml:id="list102355026306664" text:continue-numbering="true" text:style-name="L4">
        <text:list-item>
          <text:p text:style-name="P26">username &gt; required</text:p>
        </text:list-item>
        <text:list-item>
          <text:p text:style-name="P26">email &gt; required</text:p>
        </text:list-item>
        <text:list-item>
          <text:p text:style-name="P29">phone_number &gt; not required</text:p>
        </text:list-item>
        <text:list-item>
          <text:p text:style-name="P29">address &gt; not required</text:p>
        </text:list-item>
        <text:list-item>
          <text:p text:style-name="P29">role &gt; required</text:p>
        </text:list-item>
        <text:list-item>
          <text:p text:style-name="P29">birth_date &gt; not required</text:p>
        </text:list-item>
        <text:list-item>
          <text:p text:style-name="P29">password &gt; required</text:p>
        </text:list-item>
        <text:list-item>
          <text:p text:style-name="P29">password2 &gt; required</text:p>
        </text:list-item>
      </text:list>
      <text:p text:style-name="P4"><text:tab/><text:span text:style-name="T18">Response:</text:span></text:p>
      <text:p text:style-name="P4"><text:tab/><text:tab/><text:tab/><text:span text:style-name="T15">{</text:span></text:p>
      <text:p text:style-name="P4"><text:tab/><text:tab/><text:tab/><text:tab/><text:span text:style-name="T3">“response”: “</text:span><text:span text:style-name="T5">Successful registrated a new user</text:span><text:span text:style-name="T3">”,</text:span></text:p>
      <text:p text:style-name="P9"><text:span text:style-name="T4"><text:tab/><text:tab/><text:tab/><text:tab/>“</text:span><text:span text:style-name="T7">email</text:span><text:span text:style-name="T4">”: “</text:span><text:a xlink:type="simple" xlink:href="mailto:test@test.com" text:style-name="Internet_20_link" text:visited-style-name="Visited_20_Internet_20_Link">test@test.com</text:a><text:span text:style-name="T4">”,</text:span></text:p>
      <text:p text:style-name="P15"><text:span text:style-name="T1"><text:tab/><text:tab/><text:tab/><text:tab/>“</text:span><text:span text:style-name="T13">username</text:span><text:span text:style-name="T1">”: “karim123”,</text:span></text:p>
      <text:p text:style-name="P15"><text:span text:style-name="T1"><text:tab/><text:tab/><text:tab/><text:tab/>“</text:span><text:span text:style-name="T13">role</text:span><text:span text:style-name="T1">”: “HM”,</text:span></text:p>
      <text:p text:style-name="P16"><text:tab/><text:tab/><text:tab/><text:tab/>“address”: “test 12st Cairo”,</text:p>
      <text:p text:style-name="P16"><text:tab/><text:tab/><text:tab/><text:tab/>“phone”: “0123456789”,</text:p>
      <text:p text:style-name="P16"><text:tab/><text:tab/><text:tab/><text:tab/>“birth_date”: “1999-12-12”</text:p>
      <text:p text:style-name="P16"><text:tab/><text:tab/><text:tab/><text:tab/>“token”: “jjhjgydgcjkdnchbufvhdiugv”,</text:p>
      <text:p text:style-name="P16"><text:tab/><text:tab/><text:tab/><text:tab/>“uni_code”: “school_name-type-level”,</text:p>
      <text:p text:style-name="P30"><text:tab/><text:tab/><text:tab/>}</text:p>
      <text:p text:style-name="P4"><text:tab/><text:span text:style-name="T18">URL:</text:span></text:p>
      <text:p text:style-name="P4"><text:tab/><text:tab/><text:span text:style-name="T14">uni30-5.unilearn.com.eg/api/register/parent/</text:span></text:p>
      <text:p text:style-name="P4"/>
      <text:p text:style-name="P4"/>
      <text:p text:style-name="P4"><text:tab/><text:span text:style-name="T24">Login</text:span></text:p>
      <text:p text:style-name="P4"><text:tab/><text:span text:style-name="T18">Request:</text:span></text:p>
      <text:list xml:id="list3255822248" text:style-name="L5">
        <text:list-item>
          <text:p text:style-name="P35">username &gt; required</text:p>
        </text:list-item>
        <text:list-item>
          <text:p text:style-name="P35">password &gt; required</text:p>
        </text:list-item>
      </text:list>
      <text:p text:style-name="P17"><text:tab/><text:span text:style-name="T16">Response:</text:span></text:p>
      <text:list xml:id="list298271893" text:style-name="L6">
        <text:list-header>
          <text:p text:style-name="P36">{</text:p>
          <text:list>
            <text:list-item>
              <text:list>
                <text:list-header>
                  <text:p text:style-name="P36">“<text:span text:style-name="T35">access_token</text:span>”: “<text:span text:style-name="T35">jhjgjfytr65rfyuhgrd-dkjdh</text:span>”,</text:p>
                  <text:p text:style-name="P36"><text:soft-page-break/>“<text:span text:style-name="T35">role</text:span>”: “<text:span text:style-name="T35">e.g T</text:span>”,</text:p>
                  <text:p text:style-name="P36">“<text:span text:style-name="T35">author</text:span>”: “<text:span text:style-name="T35">e.g Unilearn</text:span>”,</text:p>
                  <text:p text:style-name="P36">“<text:span text:style-name="T35">token</text:span>”: “<text:span text:style-name="T35">csrftoken=jgjhghfgfghf; refresh_token=khjkhjhg</text:span>”</text:p>
                </text:list-header>
              </text:list>
            </text:list-item>
          </text:list>
          <text:p text:style-name="P36">}</text:p>
        </text:list-header>
      </text:list>
      <text:p text:style-name="P17"><text:tab/><text:span text:style-name="T19">URL:</text:span></text:p>
      <text:p text:style-name="P5"><text:tab/><text:tab/><text:span text:style-name="T14">uni30-5.unilearn.com.eg/api/login/</text:span></text:p>
      <text:p text:style-name="P5"/>
      <text:p text:style-name="P5"/>
      <text:p text:style-name="P5"/>
      <text:p text:style-name="P5"><text:tab/><text:span text:style-name="T31">Profile</text:span><text:span text:style-name="T25">/Teacher</text:span></text:p>
      <text:p text:style-name="P5"><text:span text:style-name="T25"><text:tab/></text:span><text:span text:style-name="T39">Request Header:</text:span></text:p>
      <text:list xml:id="list4185501635" text:style-name="L7">
        <text:list-item>
          <text:p text:style-name="P39">Authorization : “Token hghfhgfgd”,</text:p>
        </text:list-item>
        <text:list-item>
          <text:p text:style-name="P39">X-CSRFToken: “jhgjhfghftfyd”</text:p>
        </text:list-item>
      </text:list>
      <text:p text:style-name="P10"><text:span text:style-name="T26"><text:tab/></text:span><text:span text:style-name="T20">Response:</text:span></text:p>
      <text:p text:style-name="P10"><text:span text:style-name="T20"><text:tab/><text:tab/><text:tab/></text:span><text:span text:style-name="T8">{</text:span></text:p>
      <text:p text:style-name="P19">    <text:tab/><text:tab/><text:tab/><text:tab/><text:span text:style-name="T37">"user"</text:span><text:span text:style-name="T36">: {</text:span></text:p>
      <text:p text:style-name="P19">      <text:tab/><text:tab/><text:tab/>  <text:tab/><text:tab/><text:span text:style-name="T37">"email"</text:span><text:span text:style-name="T36">: </text:span><text:span text:style-name="T38">"shimaa@shimaa.com"</text:span><text:span text:style-name="T36">,</text:span></text:p>
      <text:p text:style-name="P19">        <text:tab/><text:tab/><text:tab/><text:tab/><text:tab/><text:span text:style-name="T37">"username"</text:span><text:span text:style-name="T36">: </text:span><text:span text:style-name="T38">"shimaa"</text:span><text:span text:style-name="T36">,</text:span></text:p>
      <text:p text:style-name="P19">        <text:tab/><text:tab/><text:tab/><text:tab/><text:tab/><text:span text:style-name="T37">"phone_number"</text:span><text:span text:style-name="T36">: </text:span><text:span text:style-name="T38">"0123456789"</text:span><text:span text:style-name="T36">,</text:span></text:p>
      <text:p text:style-name="P19">        <text:tab/><text:tab/><text:tab/><text:tab/><text:tab/><text:span text:style-name="T37">"role"</text:span><text:span text:style-name="T36">: </text:span><text:span text:style-name="T38">"T"</text:span><text:span text:style-name="T36">,</text:span></text:p>
      <text:p text:style-name="P19">        <text:tab/><text:tab/><text:tab/><text:tab/><text:tab/><text:span text:style-name="T37">"address"</text:span><text:span text:style-name="T36">: </text:span><text:span text:style-name="T38">"shimaashimaashimaa"</text:span><text:span text:style-name="T36">,</text:span></text:p>
      <text:p text:style-name="P19">        <text:tab/><text:tab/><text:tab/><text:tab/><text:tab/><text:span text:style-name="T37">"birth_date"</text:span><text:span text:style-name="T36">: </text:span><text:span text:style-name="T38">"2020-05-31"</text:span></text:p>
      <text:p text:style-name="P19">    <text:tab/><text:tab/><text:tab/><text:tab/><text:tab/><text:span text:style-name="T36">},</text:span></text:p>
      <text:p text:style-name="P19">    <text:tab/><text:tab/><text:tab/><text:span text:style-name="T37">"teacher"</text:span><text:span text:style-name="T36">: {</text:span></text:p>
      <text:p text:style-name="P19">        <text:tab/><text:tab/><text:tab/><text:tab/><text:tab/><text:span text:style-name="T37">"uni_code"</text:span><text:span text:style-name="T36">: </text:span><text:span text:style-name="T38">"karim-karim-karim"</text:span><text:span text:style-name="T36">,</text:span></text:p>
      <text:p text:style-name="P19">       <text:tab/><text:tab/><text:tab/><text:tab/> <text:tab/><text:span text:style-name="T37">"grade"</text:span><text:span text:style-name="T36">: </text:span><text:span text:style-name="T38">"10"</text:span><text:span text:style-name="T36">,</text:span></text:p>
      <text:p text:style-name="P19">        <text:tab/><text:tab/><text:tab/><text:tab/><text:tab/><text:span text:style-name="T37">"level"</text:span><text:span text:style-name="T36">: </text:span><text:span text:style-name="T38">"karim"</text:span><text:span text:style-name="T36">,</text:span></text:p>
      <text:p text:style-name="P19">        <text:tab/><text:tab/><text:tab/><text:tab/><text:tab/><text:span text:style-name="T37">"subject"</text:span><text:span text:style-name="T36">: </text:span><text:span text:style-name="T38">"Biology"</text:span></text:p>
      <text:p text:style-name="P19">    <text:tab/><text:tab/><text:tab/><text:tab/><text:tab/><text:span text:style-name="T36">},</text:span></text:p>
      <text:p text:style-name="P19">   <text:tab/><text:tab/><text:tab/> <text:span text:style-name="T37">"questions"</text:span><text:span text:style-name="T36">: {</text:span></text:p>
      <text:p text:style-name="P19">        <text:tab/><text:tab/><text:tab/><text:tab/><text:tab/><text:span text:style-name="T37">"teacher_questions"</text:span><text:span text:style-name="T36">: </text:span><text:span text:style-name="T38">"17"</text:span><text:span text:style-name="T36">,</text:span></text:p>
      <text:p text:style-name="P19">        <text:tab/><text:tab/><text:tab/><text:tab/><text:tab/><text:span text:style-name="T37">"subject_questions"</text:span><text:span text:style-name="T36">: </text:span><text:span text:style-name="T38">"17"</text:span><text:span text:style-name="T36">,</text:span></text:p>
      <text:p text:style-name="P19">        <text:tab/><text:tab/><text:tab/><text:tab/><text:tab/><text:span text:style-name="T37">"school_questions"</text:span><text:span text:style-name="T36">: </text:span><text:span text:style-name="T38">"17"</text:span><text:span text:style-name="T36">,</text:span></text:p>
      <text:p text:style-name="P19">        <text:tab/><text:tab/><text:tab/><text:tab/><text:tab/><text:span text:style-name="T37">"in_subject_questions_rank"</text:span><text:span text:style-name="T36">: </text:span><text:span text:style-name="T38">"1"</text:span><text:span text:style-name="T36">,</text:span></text:p>
      <text:p text:style-name="P19">       <text:tab/><text:tab/><text:tab/><text:tab/> <text:tab/><text:span text:style-name="T37">"in_school_questions_rank"</text:span><text:span text:style-name="T36">: </text:span><text:span text:style-name="T38">"1"</text:span></text:p>
      <text:p text:style-name="P19">   <text:tab/><text:tab/><text:tab/><text:tab/> <text:span text:style-name="T36">},</text:span></text:p>
      <text:p text:style-name="P19">   <text:tab/><text:tab/><text:tab/> <text:span text:style-name="T37">"reviews"</text:span><text:span text:style-name="T36">: {</text:span></text:p>
      <text:p text:style-name="P19">       <text:tab/><text:tab/><text:tab/><text:tab/><text:tab/> <text:span text:style-name="T37">"teacher_reviews"</text:span><text:span text:style-name="T36">: </text:span><text:span text:style-name="T38">"0"</text:span><text:span text:style-name="T36">,</text:span></text:p>
      <text:p text:style-name="P19">        <text:tab/><text:tab/><text:tab/><text:tab/><text:tab/><text:span text:style-name="T37">"subject_reviews"</text:span><text:span text:style-name="T36">: </text:span><text:span text:style-name="T38">"0"</text:span><text:span text:style-name="T36">,</text:span></text:p>
      <text:p text:style-name="P19">        <text:tab/><text:tab/><text:tab/><text:tab/><text:tab/><text:span text:style-name="T37">"school_reviews"</text:span><text:span text:style-name="T36">: </text:span><text:span text:style-name="T38">"0"</text:span><text:span text:style-name="T36">,</text:span></text:p>
      <text:p text:style-name="P19">       <text:tab/><text:tab/><text:tab/><text:tab/><text:tab/><text:span text:style-name="T37">"in_subject_reviews_rank"</text:span><text:span text:style-name="T36">: </text:span><text:span text:style-name="T38">"1"</text:span><text:span text:style-name="T36">,</text:span></text:p>
      <text:p text:style-name="P19">        <text:tab/><text:tab/><text:tab/><text:tab/><text:tab/><text:span text:style-name="T37">"in_school_reviews_rank"</text:span><text:span text:style-name="T36">: </text:span><text:span text:style-name="T38">"1"</text:span></text:p>
      <text:p text:style-name="P19">    <text:tab/><text:tab/><text:tab/><text:tab/><text:tab/><text:span text:style-name="T36">},</text:span></text:p>
      <text:p text:style-name="P19">    <text:tab/><text:tab/><text:tab/><text:span text:style-name="T37">"launchs"</text:span><text:span text:style-name="T36">: {</text:span></text:p>
      <text:p text:style-name="P19">       <text:tab/><text:tab/><text:tab/><text:tab/><text:tab/> <text:span text:style-name="T37">"teacher_launch"</text:span><text:span text:style-name="T36">: </text:span><text:span text:style-name="T38">"2"</text:span><text:span text:style-name="T36">,</text:span></text:p>
      <text:p text:style-name="P19">        <text:tab/><text:tab/><text:tab/><text:tab/><text:tab/><text:span text:style-name="T37">"subject_launch"</text:span><text:span text:style-name="T36">: </text:span><text:span text:style-name="T38">"2"</text:span><text:span text:style-name="T36">,</text:span></text:p>
      <text:p text:style-name="P19">        <text:tab/><text:tab/><text:tab/><text:tab/><text:tab/><text:span text:style-name="T37">"school_launch"</text:span><text:span text:style-name="T36">: </text:span><text:span text:style-name="T38">"2"</text:span><text:span text:style-name="T36">,</text:span></text:p>
      <text:p text:style-name="P19">        <text:tab/><text:tab/><text:tab/><text:tab/><text:tab/><text:span text:style-name="T37">"in_subject_launch_rank"</text:span><text:span text:style-name="T36">: </text:span><text:span text:style-name="T38">"1"</text:span><text:span text:style-name="T36">,</text:span></text:p>
      <text:p text:style-name="P19">        <text:tab/><text:tab/><text:tab/><text:tab/><text:tab/><text:span text:style-name="T37">"in_school_launch_rank"</text:span><text:span text:style-name="T36">: </text:span><text:span text:style-name="T38">"1"</text:span></text:p>
      <text:p text:style-name="P19"><text:soft-page-break/>    <text:tab/><text:tab/><text:tab/><text:tab/><text:tab/><text:span text:style-name="T36">},</text:span></text:p>
      <text:p text:style-name="P19">    <text:tab/><text:tab/><text:tab/><text:span text:style-name="T37">"reports"</text:span><text:span text:style-name="T36">: {</text:span></text:p>
      <text:p text:style-name="P19">        <text:tab/><text:tab/><text:tab/><text:tab/><text:tab/><text:span text:style-name="T37">"teacher_report"</text:span><text:span text:style-name="T36">: </text:span><text:span text:style-name="T38">"0"</text:span><text:span text:style-name="T36">,</text:span></text:p>
      <text:p text:style-name="P19">        <text:tab/><text:tab/><text:tab/><text:tab/><text:tab/><text:span text:style-name="T37">"subject_report"</text:span><text:span text:style-name="T36">: </text:span><text:span text:style-name="T38">"0"</text:span><text:span text:style-name="T36">,</text:span></text:p>
      <text:p text:style-name="P19">        <text:tab/><text:tab/><text:tab/><text:tab/><text:tab/><text:span text:style-name="T37">"school_report"</text:span><text:span text:style-name="T36">: </text:span><text:span text:style-name="T38">"0"</text:span><text:span text:style-name="T36">,</text:span></text:p>
      <text:p text:style-name="P19">        <text:tab/><text:tab/><text:tab/><text:tab/><text:tab/><text:span text:style-name="T37">"in_subject_report_rank"</text:span><text:span text:style-name="T36">: </text:span><text:span text:style-name="T38">"1"</text:span><text:span text:style-name="T36">,</text:span></text:p>
      <text:p text:style-name="P19">        <text:tab/><text:tab/><text:tab/><text:tab/><text:tab/><text:span text:style-name="T37">"in_school_report_rank"</text:span><text:span text:style-name="T36">: </text:span><text:span text:style-name="T38">"1"</text:span></text:p>
      <text:p text:style-name="P19">    <text:tab/><text:tab/><text:tab/><text:tab/><text:tab/><text:span text:style-name="T36">}</text:span></text:p>
      <text:p text:style-name="P18"><text:tab/><text:tab/><text:tab/>}</text:p>
      <text:p text:style-name="P11"><text:span text:style-name="T9"><text:tab/></text:span><text:span text:style-name="T20">URL:</text:span></text:p>
      <text:p text:style-name="P11"><text:span text:style-name="T20"><text:tab/><text:tab/></text:span><text:span text:style-name="T10">uni30-5.unilearn.com.eg/api/</text:span><text:span text:style-name="T11">profile</text:span><text:span text:style-name="T10">/</text:span><text:span text:style-name="T11">teacher/</text:span></text:p>
      <text:p text:style-name="P37"/>
      <text:p text:style-name="P37"/>
      <text:p text:style-name="P11"><text:span text:style-name="T11"><text:tab/></text:span><text:span text:style-name="T27">Profile</text:span><text:span text:style-name="T26">/</text:span><text:span text:style-name="T28">Student</text:span></text:p>
      <text:p text:style-name="P11"><text:span text:style-name="T28"><text:tab/></text:span><text:span text:style-name="T40">Request Header:</text:span></text:p>
      <text:list xml:id="list102354048380464" text:continue-numbering="true" text:style-name="L7">
        <text:list-item>
          <text:p text:style-name="P39">Authorization : “Token hghfhgfgd”,</text:p>
        </text:list-item>
        <text:list-item>
          <text:p text:style-name="P39">X-CSRFToken: “jhgjhfghftfyd”</text:p>
        </text:list-item>
      </text:list>
      <text:p text:style-name="P11"><text:span text:style-name="T28"><text:tab/></text:span><text:span text:style-name="T21">Response:</text:span></text:p>
      <text:p text:style-name="P11"><text:span text:style-name="T21"><text:tab/><text:tab/><text:tab/></text:span><text:span text:style-name="T32">{</text:span></text:p>
      <text:p text:style-name="P19">    <text:tab/><text:tab/><text:tab/><text:tab/><text:span text:style-name="T37">"user"</text:span><text:span text:style-name="T36">: {</text:span></text:p>
      <text:p text:style-name="P19">        <text:tab/><text:tab/><text:tab/><text:tab/><text:tab/><text:tab/><text:span text:style-name="T37">"email"</text:span><text:span text:style-name="T36">: </text:span><text:span text:style-name="T38">"rana@rana.com"</text:span><text:span text:style-name="T36">,</text:span></text:p>
      <text:p text:style-name="P19">        <text:tab/><text:tab/><text:tab/><text:tab/><text:tab/><text:tab/><text:span text:style-name="T37">"username"</text:span><text:span text:style-name="T36">: </text:span><text:span text:style-name="T38">"rana"</text:span><text:span text:style-name="T36">,</text:span></text:p>
      <text:p text:style-name="P19">        <text:tab/><text:tab/><text:tab/><text:tab/><text:tab/><text:tab/><text:span text:style-name="T37">"phone_number"</text:span><text:span text:style-name="T36">: </text:span><text:span text:style-name="T38">"01234567890"</text:span><text:span text:style-name="T36">,</text:span></text:p>
      <text:p text:style-name="P19">        <text:tab/><text:tab/><text:tab/><text:tab/><text:tab/><text:tab/><text:span text:style-name="T37">"role"</text:span><text:span text:style-name="T36">: </text:span><text:span text:style-name="T38">"S"</text:span><text:span text:style-name="T36">,</text:span></text:p>
      <text:p text:style-name="P19">        <text:tab/><text:tab/><text:tab/><text:tab/><text:tab/><text:tab/><text:span text:style-name="T37">"address"</text:span><text:span text:style-name="T36">: </text:span><text:span text:style-name="T38">"ranaranarana"</text:span><text:span text:style-name="T36">,</text:span></text:p>
      <text:p text:style-name="P19">        <text:tab/><text:tab/><text:tab/><text:tab/><text:tab/><text:tab/><text:span text:style-name="T37">"birth_date"</text:span><text:span text:style-name="T36">: </text:span><text:span text:style-name="T38">"2020-06-02"</text:span></text:p>
      <text:p text:style-name="P19">    <text:tab/><text:tab/><text:tab/><text:tab/><text:tab/><text:tab/><text:span text:style-name="T36">},</text:span></text:p>
      <text:p text:style-name="P19">    <text:tab/><text:tab/><text:tab/><text:tab/><text:span text:style-name="T37">"student"</text:span><text:span text:style-name="T36">: {</text:span></text:p>
      <text:p text:style-name="P19">        <text:tab/><text:tab/><text:tab/><text:tab/><text:tab/><text:tab/><text:span text:style-name="T37">"uni_code"</text:span><text:span text:style-name="T36">: </text:span><text:span text:style-name="T38">"karim-karim-karim"</text:span><text:span text:style-name="T36">,</text:span></text:p>
      <text:p text:style-name="P19">        <text:tab/><text:tab/><text:tab/><text:tab/><text:tab/><text:tab/><text:span text:style-name="T37">"grade"</text:span><text:span text:style-name="T36">: </text:span><text:span text:style-name="T38">"10"</text:span><text:span text:style-name="T36">,</text:span></text:p>
      <text:p text:style-name="P19">        <text:tab/><text:tab/><text:tab/><text:tab/><text:tab/><text:tab/><text:span text:style-name="T37">"level"</text:span><text:span text:style-name="T36">: </text:span><text:span text:style-name="T38">"Secondary"</text:span><text:span text:style-name="T36">,</text:span></text:p>
      <text:p text:style-name="P19">        <text:tab/><text:tab/><text:tab/><text:tab/><text:tab/><text:tab/><text:span text:style-name="T37">"class_room"</text:span><text:span text:style-name="T36">: </text:span><text:span text:style-name="T38">"2/10"</text:span></text:p>
      <text:p text:style-name="P19">    <text:tab/><text:tab/><text:tab/><text:tab/><text:tab/><text:tab/><text:span text:style-name="T36">},</text:span></text:p>
      <text:p text:style-name="P20">    <text:tab/><text:tab/><text:tab/><text:tab/><text:span text:style-name="T37">"ranks"</text:span><text:span text:style-name="T36">: [</text:span></text:p>
      <text:p text:style-name="P43"><text:tab/><text:tab/><text:tab/><text:tab/><text:tab/><text:tab/>]</text:p>
      <text:p text:style-name="P18"><text:tab/><text:tab/><text:tab/>}</text:p>
      <text:p text:style-name="P11"><text:span text:style-name="T21"><text:tab/></text:span><text:span text:style-name="T20">URL:</text:span></text:p>
      <text:p text:style-name="P11"><text:span text:style-name="T20"><text:tab/><text:tab/></text:span><text:span text:style-name="T10">uni30-5.unilearn.com.eg/api/</text:span><text:span text:style-name="T11">profile</text:span><text:span text:style-name="T10">/</text:span><text:span text:style-name="T11">student/</text:span></text:p>
      <text:p text:style-name="P37"/>
      <text:p text:style-name="P37"/>
      <text:p text:style-name="P11"><text:span text:style-name="T11"><text:tab/></text:span><text:span text:style-name="T29">Resend Access Token</text:span></text:p>
      <text:p text:style-name="P12"><text:span text:style-name="T29"><text:tab/></text:span><text:span text:style-name="T40">Request Header:</text:span></text:p>
      <text:list xml:id="list102355270674554" text:continue-numbering="true" text:style-name="L7">
        <text:list-item>
          <text:p text:style-name="P40">Authorization : “Token hghfhgfgd”,</text:p>
        </text:list-item>
        <text:list-item>
          <text:p text:style-name="P24"><text:span text:style-name="T29"><text:s/></text:span><text:span text:style-name="T33">X-CSRFToken: “jhgjhfghftfyd”</text:span></text:p>
        </text:list-item>
      </text:list>
      <text:p text:style-name="P12"><text:span text:style-name="T33"><text:tab/></text:span><text:span text:style-name="T21">Response:</text:span></text:p>
      <text:p text:style-name="P12"><text:span text:style-name="T21"><text:tab/><text:tab/><text:tab/></text:span><text:span text:style-name="T34">{</text:span></text:p>
      <text:p text:style-name="P42"><text:tab/><text:tab/><text:tab/><text:tab/>“access_token”: “ghjgdygy-7gydgfyv-fibb”</text:p>
      <text:p text:style-name="P42"><text:tab/><text:tab/><text:tab/>}</text:p>
      <text:p text:style-name="P12"><text:soft-page-break/><text:span text:style-name="T34"><text:tab/></text:span><text:span text:style-name="T20">URL:</text:span></text:p>
      <text:p text:style-name="P12"><text:span text:style-name="T20"><text:tab/><text:tab/></text:span><text:span text:style-name="T10">uni30-5.unilearn.com.eg/api/</text:span><text:span text:style-name="T12">xxxx-xxxx-xxxx-xxxx</text:span><text:span text:style-name="T11">/</text:span></text:p>
      <text:p text:style-name="P38"/>
      <text:p text:style-name="P38"/>
      <text:p text:style-name="P38"/>
      <text:p text:style-name="P13"><text:span text:style-name="T11"><text:tab/></text:span><text:span text:style-name="T30">List</text:span><text:span text:style-name="T29"> </text:span><text:span text:style-name="T30">Student All Quizs</text:span></text:p>
      <text:p text:style-name="P13"><text:span text:style-name="T30"><text:tab/></text:span><text:span text:style-name="T40">Request Header:</text:span></text:p>
      <text:list xml:id="list102355129994743" text:continue-numbering="true" text:style-name="L7">
        <text:list-item>
          <text:p text:style-name="P41">Authorization : “Token hghfhgfgd”,</text:p>
        </text:list-item>
        <text:list-item>
          <text:p text:style-name="P41">X-CSRFToken: “jhgjhfghftfyd”</text:p>
        </text:list-item>
      </text:list>
      <text:p text:style-name="P13"><text:span text:style-name="T33"><text:tab/></text:span><text:span text:style-name="T21">Response:</text:span></text:p>
      <text:p text:style-name="P13"><text:span text:style-name="T21"><text:tab/><text:tab/><text:tab/></text:span><text:span text:style-name="T32">{</text:span></text:p>
      <text:p text:style-name="P19">    <text:tab/><text:tab/><text:tab/><text:tab/><text:span text:style-name="T37">"past"</text:span><text:span text:style-name="T36">: [</text:span></text:p>
      <text:p text:style-name="P19">        <text:tab/><text:tab/><text:tab/><text:tab/><text:tab/><text:tab/><text:span text:style-name="T36">{</text:span></text:p>
      <text:p text:style-name="P19">            <text:tab/><text:tab/><text:tab/><text:tab/><text:tab/><text:tab/><text:span text:style-name="T37">"quiz_id"</text:span><text:span text:style-name="T36">: </text:span><text:span text:style-name="T41">679</text:span><text:span text:style-name="T36">,</text:span></text:p>
      <text:p text:style-name="P19">            <text:tab/><text:tab/><text:tab/><text:tab/><text:tab/><text:tab/><text:span text:style-name="T37">"quiz_headline"</text:span><text:span text:style-name="T36">: </text:span><text:span text:style-name="T38">"test shimaaww"</text:span><text:span text:style-name="T36">,</text:span></text:p>
      <text:p text:style-name="P19">            <text:tab/><text:tab/><text:tab/><text:tab/><text:tab/><text:tab/><text:span text:style-name="T37">"quiz_grade"</text:span><text:span text:style-name="T36">: </text:span><text:span text:style-name="T38">"10"</text:span><text:span text:style-name="T36">,</text:span></text:p>
      <text:p text:style-name="P19">            <text:tab/><text:tab/><text:tab/><text:tab/><text:tab/><text:tab/><text:span text:style-name="T37">"quiz_real_time"</text:span><text:span text:style-name="T36">: </text:span><text:span text:style-name="T41">40</text:span><text:span text:style-name="T36">,</text:span></text:p>
      <text:p text:style-name="P19">            <text:tab/><text:tab/><text:tab/><text:tab/><text:tab/><text:tab/><text:span text:style-name="T37">"quiz_setion_time"</text:span><text:span text:style-name="T36">: </text:span><text:span text:style-name="T41">70</text:span><text:span text:style-name="T36">,</text:span></text:p>
      <text:p text:style-name="P19">            <text:tab/><text:tab/><text:tab/><text:tab/><text:tab/><text:tab/><text:span text:style-name="T37">"quiz_launch_time"</text:span><text:span text:style-name="T36">: </text:span><text:span text:style-name="T38">"2020-06-01T22:18:00Z"</text:span><text:span text:style-name="T36">,</text:span></text:p>
      <text:p text:style-name="P19">            <text:tab/><text:tab/><text:tab/><text:tab/><text:tab/><text:tab/><text:span text:style-name="T37">"quiz_is_launched"</text:span><text:span text:style-name="T36">: </text:span><text:span text:style-name="T38">true</text:span></text:p>
      <text:p text:style-name="P19">        <text:tab/><text:tab/><text:tab/><text:tab/><text:tab/><text:tab/><text:span text:style-name="T36">}</text:span></text:p>
      <text:p text:style-name="P19">    <text:tab/><text:tab/><text:tab/><text:tab/><text:tab/><text:span text:style-name="T36">],</text:span></text:p>
      <text:p text:style-name="P19">   <text:tab/><text:tab/><text:tab/> <text:span text:style-name="T37">"future"</text:span><text:span text:style-name="T36">: [</text:span></text:p>
      <text:p text:style-name="P19">       <text:tab/><text:tab/><text:tab/><text:tab/><text:tab/><text:tab/> <text:span text:style-name="T36">{</text:span></text:p>
      <text:p text:style-name="P19">            <text:tab/><text:tab/><text:tab/><text:tab/><text:tab/><text:tab/><text:span text:style-name="T37">"quiz_id"</text:span><text:span text:style-name="T36">: </text:span><text:span text:style-name="T41">444</text:span><text:span text:style-name="T36">,</text:span></text:p>
      <text:p text:style-name="P19">            <text:tab/><text:tab/><text:tab/><text:tab/><text:tab/><text:tab/><text:span text:style-name="T37">"quiz_headline"</text:span><text:span text:style-name="T36">: </text:span><text:span text:style-name="T38">"test shimaa"</text:span><text:span text:style-name="T36">,</text:span></text:p>
      <text:p text:style-name="P19">            <text:tab/><text:tab/><text:tab/><text:tab/><text:tab/><text:tab/><text:span text:style-name="T37">"quiz_grade"</text:span><text:span text:style-name="T36">: </text:span><text:span text:style-name="T38">"10"</text:span><text:span text:style-name="T36">,</text:span></text:p>
      <text:p text:style-name="P19">            <text:tab/><text:tab/><text:tab/><text:tab/><text:tab/><text:tab/><text:span text:style-name="T37">"quiz_real_time"</text:span><text:span text:style-name="T36">: </text:span><text:span text:style-name="T41">30</text:span><text:span text:style-name="T36">,</text:span></text:p>
      <text:p text:style-name="P19">            <text:tab/><text:tab/><text:tab/><text:tab/><text:tab/><text:tab/><text:span text:style-name="T37">"quiz_setion_time"</text:span><text:span text:style-name="T36">: </text:span><text:span text:style-name="T41">60</text:span><text:span text:style-name="T36">,</text:span></text:p>
      <text:p text:style-name="P19">            <text:tab/><text:tab/><text:tab/><text:tab/><text:tab/><text:tab/><text:span text:style-name="T37">"quiz_launch_time"</text:span><text:span text:style-name="T36">: </text:span><text:span text:style-name="T38">"2020-06-06T22:19:10Z"</text:span><text:span text:style-name="T36">,</text:span></text:p>
      <text:p text:style-name="P19">            <text:tab/><text:tab/><text:tab/><text:tab/><text:tab/><text:tab/><text:span text:style-name="T37">"quiz_is_launched"</text:span><text:span text:style-name="T36">: </text:span><text:span text:style-name="T38">true</text:span></text:p>
      <text:p text:style-name="P19">        <text:tab/><text:tab/><text:tab/><text:tab/><text:tab/><text:tab/><text:span text:style-name="T36">}</text:span></text:p>
      <text:p text:style-name="P19">    <text:tab/><text:tab/><text:tab/><text:tab/><text:tab/><text:span text:style-name="T36">]</text:span></text:p>
      <text:p text:style-name="P18"><text:tab/><text:tab/><text:tab/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4:11:03.040319687</meta:creation-date>
    <dc:date>2020-06-07T10:23:53.188619186</dc:date>
    <meta:editing-duration>PT19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44" meta:word-count="580" meta:character-count="6062" meta:non-whitespace-character-count="4507"/>
  </office:meta>
</office:document-meta>
</file>